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rtin</text:p>
      <text:p text:style-name="Standard">PA3</text:p>
      <text:p text:style-name="Standard"/>
      <text:p text:style-name="Standard">Documentation Tasks (35 pts) </text:p>
      <text:p text:style-name="Standard">1) Cryptographic Checksum of your Source Code (0 pts) </text:p>
      <text:p text:style-name="Standard">Compute an md5 or SHA1 checksum of a tar file (or similar archive) of your source code and </text:p>
      <text:p text:style-name="Standard">executable image. Include the name of this file, it’s size, and it’s checksum in your write-up. </text:p>
      <text:p text:style-name="Standard">Assignments turned in without a checksum will be subject to a grading penalty. 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Size</text:p>
          </table:table-cell>
          <table:table-cell table:style-name="Table1.C1" office:value-type="string">
            <text:p text:style-name="P2">MD5sum</text:p>
          </table:table-cell>
        </table:table-row>
        <table:table-row>
          <table:table-cell table:style-name="Table1.A2" office:value-type="string">
            <text:p text:style-name="P2">cpts425p3Hortin.tar.gz </text:p>
          </table:table-cell>
          <table:table-cell table:style-name="Table1.A2" office:value-type="string">
            <text:p text:style-name="P2">4387</text:p>
          </table:table-cell>
          <table:table-cell table:style-name="Table1.C2" office:value-type="string">
            <text:p text:style-name="P2">e71e93844152885d47b0caa064bf3770</text:p>
          </table:table-cell>
        </table:table-row>
      </table:table>
      <text:p text:style-name="P1"/>
      <text:p text:style-name="P1"/>
      <text:p text:style-name="Standard">2) Abbreviated Software Design Document (10 pts) </text:p>
      <text:p text:style-name="Standard">Briefly describe the data structures and algorithms used to implement the three required tools. </text:p>
      <text:p text:style-name="Standard">Give the sources of all third-party code and cryptography tools/mechanisms that you used in this </text:p>
      <text:p text:style-name="Standard">assignment. (1-2 page limit) </text:p>
      <text:p text:style-name="Standard"/>
      <text:p text:style-name="P1"><text:tab/>The first thing I did in this assignment was outline the cases that I wanted to check for in both catagories. <text:s/>For misuse I knew the first one that I wanted to check for was correct uses of the tags. <text:s/>It seems only naturaly that a message would be dropped if it was in the improper format. <text:s/>My next misuse case was the proper port user pairs that would be input by the sender. <text:s/>If the sender does not know the name and address of the user the message is to be forwarded to I consider this a misuse. <text:s/>This would alleviate any type of spam message generated by simply trying all ports. <text:s/>Anomaly cases were the next things I came up with and I decided that I would check the rate of incoming messages and drop all messages until that max rate was reachieved. <text:s/>The final check is that you must check to see if the total message length exceeds the value. </text:p>
      <text:p text:style-name="P1"><text:tab/></text:p>
      <text:p text:style-name="P1"><text:tab/>Like the assignments we have had in the past for this class I decided to do it in python. <text:s/>As I have mentioned before I really like the list processing and string handling operations that make this project a little easier to do. <text:s/>The only new thing I used for this project as opposed to the others was the time module, which I used to calculate project run time as well as append time since epoch to the messages in alice. <text:s/>I used the socket classes that I used in the 2<text:span text:style-name="T1">nd</text:span> assignment, but other than that I simply used processing on lists and string, as well as lists generating from strings. <text:s/></text:p>
      <text:p text:style-name="Standard"/>
      <text:p text:style-name="Standard"><text:tab/><text:span text:style-name="T2">The only other real challenge was to create a version of alice that could be used to properly create messages that could be used to test all of the misuse and anomaly cases. <text:s/>This required a little bit of modification as I went along, but was priceless as a implemented and tested my cases. </text:span></text:p>
      <text:p text:style-name="Standard"/>
      <text:p text:style-name="Standard">3) Software Test Document (15 pts) </text:p>
      <text:p text:style-name="Standard">Describe your software test plan and methodology that you used to verify that you implemented </text:p>
      <text:p text:style-name="Standard">the three required software tools correctly. List any know deficiencies. (1-2 page limit)</text:p>
      <text:p text:style-name="Standard"><text:soft-page-break/></text:p>
      <text:p text:style-name="P1">For this I implemented the basic alice and bob first. <text:s/>This was so I could experiment with message passing and make sure that the messages were sending and constructing properly. <text:s/>This was fairly easy since I had tested this for the last project. <text:s/>The new part that needed testing was the way I constructed messages so that they met the proper tags. <text:s/>This was fairly easy to test since all it required was reading and sending messages. <text:s/>Once i was satisfied that these simple programs worked I went to move on to program eve.</text:p>
      <text:p text:style-name="P1"/>
      <text:p text:style-name="P1">Eve was <text:s/>a more interesting since I needed to first come up with my cases. <text:s/>After I implementedthem to test them I had different versions of alice running. <text:s/>The different test scenarios can be found in README or below.</text:p>
      <text:p text:style-name="Standard"/>
      <text:p text:style-name="P1">//USED TO DEMONSTRAIGHT ANOMALY </text:p>
      <text:p text:style-name="P1">//Hold enter on alice to flood the max rate, than let go for a while to return service </text:p>
      <text:p text:style-name="P1">//Also can enter a long message "Im going to be a dropped message because I exceed the rate limit and i really hate to do this blah" to send and break wait limit </text:p>
      <text:p text:style-name="P1">./alice -p 2000 </text:p>
      <text:p text:style-name="P1">./bob -p 2001 </text:p>
      <text:p text:style-name="P1">./eve -f bob 2001 -r alice 2000 -l 130 -s 20 </text:p>
      <text:p text:style-name="P1"/>
      <text:p text:style-name="P1"/>
      <text:p text:style-name="P1">//USED TO DEMONSTRAIGHT MISUSE </text:p>
      <text:p text:style-name="P1">//First command used to send a good message </text:p>
      <text:p text:style-name="P1">//Second command used to send a message with bad tags </text:p>
      <text:p text:style-name="P1">//third command used to send a bad port message </text:p>
      <text:p text:style-name="P1"/>
      <text:p text:style-name="P1">./alice -p 4000 -f msg </text:p>
      <text:p text:style-name="P1">./alice -p 4000 -f badtagmsg </text:p>
      <text:p text:style-name="P1">./alice -p 4000 -f badportmsg </text:p>
      <text:p text:style-name="P1">./bob -p 4001 </text:p>
      <text:p text:style-name="P1">./eve -f bob 4001 -r alice 4000 -l 1000 -s 20000 </text:p>
      <text:p text:style-name="P1"/>
      <text:p text:style-name="P1">I ran all these commands to demo, but I used tested as I went along too. <text:s/>These commands were the most effective way to demo, and it let me speed up the process. </text:p>
      <text:p text:style-name="Standard"/>
      <text:p text:style-name="Standard">4) Lessons Learned / Project Evaluation (10 pts) </text:p>
      <text:p text:style-name="Standard">Discuss the lessons learned from this project. Are there improvements that should be made in a </text:p>
      <text:p text:style-name="Standard">future release? Other possible questions to address: Was this assignment as easy as you </text:p>
      <text:p text:style-name="Standard">anticipated? Did implementing your IDS inspire you to become a network security analyst? Etc. </text:p>
      <text:p text:style-name="P1"/>
      <text:p text:style-name="P1">This assignment was fairly straightforward. <text:s/>The hardest part was the planning stage where I needed to decide what kind of things I wanted to check for and how to go about that. <text:s/>Once I knew what my plan was the implementation was easy. <text:s/>The most time consisted of thinking about <text:soft-page-break/>the implementation and than testing it. <text:s/>It is very frustrating to test with this program, because most of the time an error would require the relaunching of 3 applications...and occasionally the reconfiguring. <text:s/>That was the most frustrating part of the assignment for me.</text:p>
      <text:p text:style-name="P1"/>
      <text:p text:style-name="P1">This IDS project did not really excite me like the other assignments did. <text:s/>Most of the time it seems like a security analyst would spend a lot of time going through logs. <text:s/>I think that as an officer in communications for the air force writing this assignment helped me think about how I might need to review logs in case of a breach</text:p>
      <text:p text:style-name="Standard"/>
      <text:p text:style-name="Standard">5) Time Logs (Optional, no points) </text:p>
      <text:p text:style-name="Standard">List the time spent during software design, implementation, testing. Also list the time spent </text:p>
      <text:p text:style-name="Standard">writing up your project. </text:p>
      <text:p text:style-name="Standard"/>
      <text:p text:style-name="P1">Implementation- 3 hours</text:p>
      <text:p text:style-name="P1">Testing – 2 hours</text:p>
      <text:p text:style-name="P1">Writeup – Developing demo script - 2 h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lex Hortin</meta:initial-creator>
    <meta:creation-date>2009-04-27T17:25:45</meta:creation-date>
    <dc:creator>Alex Hortin</dc:creator>
    <dc:date>2009-04-27T22:24:21</dc:date>
    <meta:editing-cycles>13</meta:editing-cycles>
    <meta:editing-duration>PT1H9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54" meta:word-count="1018" meta:character-count="5688"/>
  </office:meta>
</office:document-meta>
</file>